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67"/>
          <table:covered-table-cell table:style-name="ce72"/>
          <table:table-cell table:style-name="ce8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7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61237" calcext:value-type="float">
            <text:p><text:s text:c="3"/>161,237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686" calcext:value-type="float">
            <text:p><text:s text:c="3"/>686</text:p>
          </table:table-cell>
          <table:table-cell table:style-name="ce32" office:value-type="float" office:value="309" calcext:value-type="float">
            <text:p><text:s text:c="3"/>309</text:p>
          </table:table-cell>
          <table:table-cell table:style-name="ce32" office:value-type="float" office:value="3095" calcext:value-type="float">
            <text:p><text:s text:c="3"/>3,09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77" office:value-type="float" office:value="2575" calcext:value-type="float">
            <text:p><text:s text:c="3"/>2,57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47901" calcext:value-type="float">
            <text:p><text:s text:c="3"/>147,901</text:p>
          </table:table-cell>
          <table:table-cell table:style-name="ce33" office:value-type="float" office:value="12468" calcext:value-type="float">
            <text:p><text:s text:c="3"/>12,468</text:p>
          </table:table-cell>
          <table:table-cell table:style-name="ce33" office:value-type="float" office:value="12114" calcext:value-type="float">
            <text:p><text:s text:c="3"/>12,114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4958" calcext:value-type="float">
            <text:p><text:s text:c="3"/>4,958</text:p>
          </table:table-cell>
          <table:table-cell table:style-name="ce33" office:value-type="float" office:value="4367" calcext:value-type="float">
            <text:p><text:s text:c="3"/>4,367</text:p>
          </table:table-cell>
          <table:table-cell table:style-name="ce61" office:value-type="float" office:value="591" calcext:value-type="float">
            <text:p><text:s text:c="3"/>59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1" office:value-type="float" office:value="9473" calcext:value-type="float">
            <text:p><text:s text:c="3"/>9,47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2" office:value-type="float" office:value="8561" calcext:value-type="float">
            <text:p><text:s text:c="3"/>8,561</text:p>
          </table:table-cell>
          <table:table-cell table:style-name="ce38" office:value-type="float" office:value="912" calcext:value-type="float">
            <text:p><text:s text:c="3"/>912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1" office:value-type="float" office:value="14327" calcext:value-type="float">
            <text:p><text:s text:c="3"/>14,32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2" office:value-type="float" office:value="13277" calcext:value-type="float">
            <text:p><text:s text:c="3"/>13,277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975" calcext:value-type="float">
            <text:p><text:s text:c="3"/>9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1" office:value-type="float" office:value="13064" calcext:value-type="float">
            <text:p><text:s text:c="3"/>13,06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0" office:value-type="float" office:value="208" calcext:value-type="float">
            <text:p><text:s text:c="3"/>208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1077" calcext:value-type="float">
            <text:p><text:s text:c="3"/>1,077</text:p>
          </table:table-cell>
          <table:table-cell table:style-name="ce38" office:value-type="float" office:value="1049" calcext:value-type="float">
            <text:p><text:s text:c="3"/>1,04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1" office:value-type="float" office:value="10691" calcext:value-type="float">
            <text:p><text:s text:c="3"/>10,691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9553" calcext:value-type="float">
            <text:p><text:s text:c="3"/>9,553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2" calcext:value-type="float">
            <text:p><text:s text:c="3"/>1,02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1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1493" calcext:value-type="float">
            <text:p><text:s text:c="3"/>11,493</text:p>
          </table:table-cell>
          <table:table-cell table:style-name="ce38" office:value-type="float" office:value="1146" calcext:value-type="float">
            <text:p><text:s text:c="3"/>1,146</text:p>
          </table:table-cell>
          <table:table-cell table:style-name="ce38" office:value-type="float" office:value="1107" calcext:value-type="float">
            <text:p><text:s text:c="3"/>1,10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1" office:value-type="float" office:value="21688" calcext:value-type="float">
            <text:p><text:s text:c="3"/>21,688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0" office:value-type="float" office:value="241" calcext:value-type="float">
            <text:p><text:s text:c="3"/>24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0529" calcext:value-type="float">
            <text:p><text:s text:c="3"/>20,529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7" calcext:value-type="float">
            <text:p><text:s text:c="3"/>1,02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1" office:value-type="float" office:value="17976" calcext:value-type="float">
            <text:p><text:s text:c="3"/>17,976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8" office:value-type="float" office:value="1036" calcext:value-type="float">
            <text:p><text:s text:c="3"/>1,036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911" calcext:value-type="float">
            <text:p><text:s text:c="3"/>18,911</text:p>
          </table:table-cell>
          <table:table-cell table:style-name="ce51" office:value-type="float" office:value="18516" calcext:value-type="float">
            <text:p><text:s text:c="3"/>18,516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7412" calcext:value-type="float">
            <text:p><text:s text:c="3"/>17,412</text:p>
          </table:table-cell>
          <table:table-cell table:style-name="ce38" office:value-type="float" office:value="1044" calcext:value-type="float">
            <text:p><text:s text:c="3"/>1,044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38" office:value-type="float" office:value="405" calcext:value-type="float">
            <text:p><text:s text:c="3"/>405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4月止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49558" calcext:value-type="float">
            <text:p><text:s text:c="3"/>49,558</text:p>
          </table:table-cell>
          <table:table-cell table:style-name="ce32" office:value-type="float" office:value="48132" calcext:value-type="float">
            <text:p><text:s text:c="3"/>48,132</text:p>
          </table:table-cell>
          <table:table-cell table:style-name="ce32" office:value-type="float" office:value="380" calcext:value-type="float">
            <text:p><text:s text:c="3"/>380</text:p>
          </table:table-cell>
          <table:table-cell table:style-name="ce32" office:value-type="float" office:value="253" calcext:value-type="float">
            <text:p><text:s text:c="3"/>253</text:p>
          </table:table-cell>
          <table:table-cell table:style-name="ce32" office:value-type="float" office:value="127" calcext:value-type="float">
            <text:p><text:s text:c="3"/>127</text:p>
          </table:table-cell>
          <table:table-cell table:style-name="ce32" office:value-type="float" office:value="1046" calcext:value-type="float">
            <text:p><text:s text:c="3"/>1,046</text:p>
          </table:table-cell>
          <table:table-cell table:style-name="ce32" office:value-type="float" office:value="214" calcext:value-type="float">
            <text:p><text:s text:c="3"/>214</text:p>
          </table:table-cell>
          <table:table-cell table:style-name="ce77" office:value-type="float" office:value="832" calcext:value-type="float">
            <text:p><text:s text:c="3"/>83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3" office:value-type="float" office:value="49558" calcext:value-type="float">
            <text:p><text:s text:c="3"/>49,558</text:p>
          </table:table-cell>
          <table:table-cell table:style-name="ce33" office:value-type="float" office:value="43917" calcext:value-type="float">
            <text:p><text:s text:c="3"/>43,917</text:p>
          </table:table-cell>
          <table:table-cell table:style-name="ce33" office:value-type="float" office:value="4082" calcext:value-type="float">
            <text:p><text:s text:c="3"/>4,082</text:p>
          </table:table-cell>
          <table:table-cell table:style-name="ce33" office:value-type="float" office:value="3985" calcext:value-type="float">
            <text:p><text:s text:c="3"/>3,985</text:p>
          </table:table-cell>
          <table:table-cell table:style-name="ce33" office:value-type="float" office:value="97" calcext:value-type="float">
            <text:p><text:s text:c="3"/>97</text:p>
          </table:table-cell>
          <table:table-cell table:style-name="ce33" office:value-type="float" office:value="1559" calcext:value-type="float">
            <text:p><text:s text:c="3"/>1,559</text:p>
          </table:table-cell>
          <table:table-cell table:style-name="ce33" office:value-type="float" office:value="1367" calcext:value-type="float">
            <text:p><text:s text:c="3"/>1,367</text:p>
          </table:table-cell>
          <table:table-cell table:style-name="ce61" office:value-type="float" office:value="192" calcext:value-type="float">
            <text:p><text:s text:c="3"/>19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4076" calcext:value-type="float">
            <text:p><text:s text:c="3"/>14,076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2775" calcext:value-type="float">
            <text:p><text:s text:c="3"/>12,775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1275" calcext:value-type="float">
            <text:p><text:s text:c="3"/>1,2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8681" calcext:value-type="float">
            <text:p><text:s text:c="3"/>8,681</text:p>
          </table:table-cell>
          <table:table-cell table:style-name="ce38" office:value-type="float" office:value="847" calcext:value-type="float">
            <text:p><text:s text:c="3"/>847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51" calcext:value-type="float">
            <text:p><text:s text:c="3"/>15,151</text:p>
          </table:table-cell>
          <table:table-cell table:style-name="ce51" office:value-type="float" office:value="14765" calcext:value-type="float">
            <text:p><text:s text:c="3"/>14,76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80" office:value-type="float" office:value="235" calcext:value-type="float">
            <text:p><text:s text:c="3"/>235</text:p>
          </table:table-cell>
          <table:table-cell table:style-name="ce88"/>
          <table:table-cell table:number-columns-repeated="1013"/>
        </table:table-row>
        <table:table-row table:style-name="ro6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3668" calcext:value-type="float">
            <text:p><text:s text:c="3"/>13,668</text:p>
          </table:table-cell>
          <table:table-cell table:style-name="ce38" office:value-type="float" office:value="992" calcext:value-type="float">
            <text:p><text:s text:c="3"/>992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81" office:value-type="float" office:value="66" calcext:value-type="float">
            <text:p><text:s text:c="3"/>6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110" calcext:value-type="float">
            <text:p><text:s text:c="3"/>10,110</text:p>
          </table:table-cell>
          <table:table-cell table:style-name="ce51" office:value-type="float" office:value="9767" calcext:value-type="float">
            <text:p><text:s text:c="3"/>9,76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0" office:value-type="float" office:value="206" calcext:value-type="float">
            <text:p><text:s text:c="3"/>206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8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40" office:value-type="float" office:value="3.37" calcext:value-type="float">
            <text:p><text:s/>3.37</text:p>
          </table:table-cell>
          <table:table-cell table:style-name="ce40" office:value-type="float" office:value="3.1" calcext:value-type="float">
            <text:p><text:s/>3.10</text:p>
          </table:table-cell>
          <table:table-cell table:style-name="ce40" office:value-type="float" office:value="23.68" calcext:value-type="float">
            <text:p><text:s/>23.68</text:p>
          </table:table-cell>
          <table:table-cell table:style-name="ce40" office:value-type="float" office:value="25.53" calcext:value-type="float">
            <text:p><text:s/>25.53</text:p>
          </table:table-cell>
          <table:table-cell table:style-name="ce40" office:value-type="float" office:value="20.69" calcext:value-type="float">
            <text:p><text:s/>20.69</text:p>
          </table:table-cell>
          <table:table-cell table:style-name="ce40" office:value-type="float" office:value="7.79" calcext:value-type="float">
            <text:p><text:s/>7.79</text:p>
          </table:table-cell>
          <table:table-cell table:style-name="ce40" office:value-type="float" office:value="38.71" calcext:value-type="float">
            <text:p><text:s/>38.71</text:p>
          </table:table-cell>
          <table:table-cell table:style-name="ce83" office:value-type="float" office:value="3" calcext:value-type="float">
            <text:p><text:s/>3.00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3.37" calcext:value-type="float">
            <text:p><text:s/>3.37</text:p>
          </table:table-cell>
          <table:table-cell table:style-name="ce41" office:value-type="float" office:value="2.71" calcext:value-type="float">
            <text:p><text:s/>2.71</text:p>
          </table:table-cell>
          <table:table-cell table:style-name="ce41" office:value-type="float" office:value="3.51" calcext:value-type="float">
            <text:p><text:s/>3.51</text:p>
          </table:table-cell>
          <table:table-cell table:style-name="ce41" office:value-type="float" office:value="3.49" calcext:value-type="float">
            <text:p><text:s/>3.49</text:p>
          </table:table-cell>
          <table:table-cell table:style-name="ce41" office:value-type="float" office:value="4.35" calcext:value-type="float">
            <text:p><text:s/>4.35</text:p>
          </table:table-cell>
          <table:table-cell table:style-name="ce41" office:value-type="float" office:value="21.5" calcext:value-type="float">
            <text:p><text:s/>21.50</text:p>
          </table:table-cell>
          <table:table-cell table:style-name="ce41" office:value-type="float" office:value="22.56" calcext:value-type="float">
            <text:p><text:s/>22.56</text:p>
          </table:table-cell>
          <table:table-cell table:style-name="ce84" office:value-type="float" office:value="14.63" calcext:value-type="float">
            <text:p><text:s/>14.63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-33.27" calcext:value-type="float">
            <text:p><text:s text:c="3"/>－33.27</text:p>
          </table:table-cell>
          <table:table-cell table:style-name="ce42" office:value-type="float" office:value="-33.85" calcext:value-type="float">
            <text:p><text:s text:c="3"/>－33.85</text:p>
          </table:table-cell>
          <table:table-cell table:style-name="ce42" office:value-type="float" office:value="3.3" calcext:value-type="float">
            <text:p><text:s/>3.30</text:p>
          </table:table-cell>
          <table:table-cell table:style-name="ce42" office:value-type="float" office:value="-9.23" calcext:value-type="float">
            <text:p><text:s text:c="3"/>－9.23</text:p>
          </table:table-cell>
          <table:table-cell table:style-name="ce42" office:value-type="float" office:value="34.62" calcext:value-type="float">
            <text:p><text:s/>34.62</text:p>
          </table:table-cell>
          <table:table-cell table:style-name="ce42" office:value-type="float" office:value="-15.59" calcext:value-type="float">
            <text:p><text:s text:c="3"/>－15.59</text:p>
          </table:table-cell>
          <table:table-cell table:style-name="ce42" office:value-type="float" office:value="-28.33" calcext:value-type="float">
            <text:p><text:s text:c="3"/>－28.33</text:p>
          </table:table-cell>
          <table:table-cell table:style-name="ce85" office:value-type="float" office:value="-12.34" calcext:value-type="float">
            <text:p><text:s text:c="3"/>－12.34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-33.27" calcext:value-type="float">
            <text:p><text:s text:c="3"/>－33.27</text:p>
          </table:table-cell>
          <table:table-cell table:style-name="ce41" office:value-type="float" office:value="-35.67" calcext:value-type="float">
            <text:p><text:s text:c="3"/>－35.67</text:p>
          </table:table-cell>
          <table:table-cell table:style-name="ce41" office:value-type="float" office:value="-4.84" calcext:value-type="float">
            <text:p><text:s text:c="3"/>－4.84</text:p>
          </table:table-cell>
          <table:table-cell table:style-name="ce41" office:value-type="float" office:value="-4.96" calcext:value-type="float">
            <text:p><text:s text:c="3"/>－4.96</text:p>
          </table:table-cell>
          <table:table-cell table:style-name="ce41" office:value-type="float" office:value="0" calcext:value-type="float">
            <text:p>－</text:p>
          </table:table-cell>
          <table:table-cell table:style-name="ce41" office:value-type="float" office:value="-24.03" calcext:value-type="float">
            <text:p><text:s text:c="3"/>－24.03</text:p>
          </table:table-cell>
          <table:table-cell table:style-name="ce41" office:value-type="float" office:value="-23.29" calcext:value-type="float">
            <text:p><text:s text:c="3"/>－23.29</text:p>
          </table:table-cell>
          <table:table-cell table:style-name="ce84" office:value-type="float" office:value="-28.79" calcext:value-type="float">
            <text:p><text:s text:c="3"/>－28.79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65"/>
          <table:table-cell table:style-name="ce90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3">
          <table:table-cell table:style-name="ce2" table:number-columns-repeated="3"/>
          <table:table-cell table:style-name="ce100" office:value-type="string" office:string-value="中 華 民 國 101 年 4月 份" calcext:value-type="string">
            <text:p><text:s/>中 華 民 國 101 年 4月 份 </text:p>
          </table:table-cell>
          <table:table-cell table:style-name="ce2" table:number-columns-repeated="5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5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1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04"/>
          <table:covered-table-cell table:style-name="ce112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2" table:style-name="ce96"/>
          <table:table-cell table:style-name="ce102" office:value-type="string" calcext:value-type="string" table:number-columns-spanned="1" table:number-rows-spanned="3">
            <text:p>本國籍</text:p>
          </table:table-cell>
          <table:table-cell table:style-name="ce102" office:value-type="string" calcext:value-type="string" table:number-columns-spanned="3" table:number-rows-spanned="1">
            <text:p>大陸、港澳地區</text:p>
          </table:table-cell>
          <table:covered-table-cell table:style-name="ce106"/>
          <table:covered-table-cell table:style-name="ce107"/>
          <table:table-cell table:style-name="ce109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06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3" table:style-name="ce96"/>
          <table:table-cell table:style-name="ce10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5" office:value-type="string" calcext:value-type="string" table:number-columns-spanned="1" table:number-rows-spanned="2">
            <text:p>大陸地區</text:p>
          </table:table-cell>
          <table:table-cell table:style-name="ce105" office:value-type="string" calcext:value-type="string" table:number-columns-spanned="1" table:number-rows-spanned="2">
            <text:p>港澳地區</text:p>
          </table:table-cell>
          <table:table-cell table:style-name="ce10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0" office:value-type="string" calcext:value-type="string">
            <text:p>東南亞</text:p>
          </table:table-cell>
          <table:table-cell table:style-name="ce109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5">
          <table:covered-table-cell table:style-name="ce92"/>
          <table:covered-table-cell table:number-columns-repeated="7" table:style-name="ce97"/>
          <table:table-cell table:style-name="ce111" office:value-type="string" calcext:value-type="string">
            <text:p>地<text:span text:style-name="T8">    </text:span><text:span text:style-name="T9">區</text:span></text:p>
          </table:table-cell>
          <table:covered-table-cell table:style-name="ce113"/>
          <table:table-cell table:style-name="ce87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0110" calcext:value-type="float">
            <text:p><text:s text:c="3"/>10,110</text:p>
          </table:table-cell>
          <table:table-cell table:style-name="ce45" office:value-type="float" office:value="9767" calcext:value-type="float">
            <text:p><text:s text:c="3"/>9,767</text:p>
          </table:table-cell>
          <table:table-cell table:style-name="ce45" office:value-type="float" office:value="94" calcext:value-type="float">
            <text:p><text:s text:c="3"/>94</text:p>
          </table:table-cell>
          <table:table-cell table:style-name="ce45" office:value-type="float" office:value="59" calcext:value-type="float">
            <text:p><text:s text:c="3"/>59</text:p>
          </table:table-cell>
          <table:table-cell table:style-name="ce45" office:value-type="float" office:value="35" calcext:value-type="float">
            <text:p><text:s text:c="3"/>35</text:p>
          </table:table-cell>
          <table:table-cell table:style-name="ce45" office:value-type="float" office:value="249" calcext:value-type="float">
            <text:p><text:s text:c="3"/>249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114" office:value-type="float" office:value="206" calcext:value-type="float">
            <text:p><text:s text:c="3"/>20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0110" calcext:value-type="float">
            <text:p><text:s text:c="3"/>10,110</text:p>
          </table:table-cell>
          <table:table-cell table:style-name="ce46" office:value-type="float" office:value="8793" calcext:value-type="float">
            <text:p><text:s text:c="3"/>8,793</text:p>
          </table:table-cell>
          <table:table-cell table:style-name="ce46" office:value-type="float" office:value="944" calcext:value-type="float">
            <text:p><text:s text:c="3"/>944</text:p>
          </table:table-cell>
          <table:table-cell table:style-name="ce46" office:value-type="float" office:value="920" calcext:value-type="float">
            <text:p><text:s text:c="3"/>92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373" calcext:value-type="float">
            <text:p><text:s text:c="3"/>373</text:p>
          </table:table-cell>
          <table:table-cell table:style-name="ce46" office:value-type="float" office:value="326" calcext:value-type="float">
            <text:p><text:s text:c="3"/>326</text:p>
          </table:table-cell>
          <table:table-cell table:style-name="ce115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65" calcext:value-type="float">
            <text:p><text:s text:c="3"/>1,865</text:p>
          </table:table-cell>
          <table:table-cell table:style-name="ce49" office:value-type="float" office:value="1800" calcext:value-type="float">
            <text:p><text:s text:c="3"/>1,800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65" calcext:value-type="float">
            <text:p><text:s text:c="3"/>1,865</text:p>
          </table:table-cell>
          <table:table-cell table:style-name="ce50" office:value-type="float" office:value="1621" calcext:value-type="float">
            <text:p><text:s text:c="3"/>1,621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90" calcext:value-type="float">
            <text:p><text:s text:c="3"/>1,290</text:p>
          </table:table-cell>
          <table:table-cell table:style-name="ce49" office:value-type="float" office:value="1195" calcext:value-type="float">
            <text:p><text:s text:c="3"/>1,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90" calcext:value-type="float">
            <text:p><text:s text:c="3"/>1,290</text:p>
          </table:table-cell>
          <table:table-cell table:style-name="ce50" office:value-type="float" office:value="1113" calcext:value-type="float">
            <text:p><text:s text:c="3"/>1,113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135" calcext:value-type="float">
            <text:p><text:s text:c="3"/>135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92" calcext:value-type="float">
            <text:p><text:s text:c="3"/>1,192</text:p>
          </table:table-cell>
          <table:table-cell table:style-name="ce49" office:value-type="float" office:value="1156" calcext:value-type="float">
            <text:p><text:s text:c="3"/>1,15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92" calcext:value-type="float">
            <text:p><text:s text:c="3"/>1,192</text:p>
          </table:table-cell>
          <table:table-cell table:style-name="ce50" office:value-type="float" office:value="1043" calcext:value-type="float">
            <text:p><text:s text:c="3"/>1,043</text:p>
          </table:table-cell>
          <table:table-cell table:style-name="ce33" office:value-type="float" office:value="112" calcext:value-type="float">
            <text:p><text:s text:c="3"/>112</text:p>
          </table:table-cell>
          <table:table-cell table:style-name="ce33" office:value-type="float" office:value="107" calcext:value-type="float">
            <text:p><text:s text:c="3"/>107</text:p>
          </table:table-cell>
          <table:table-cell table:style-name="ce33" office:value-type="float" office:value="5" calcext:value-type="float">
            <text:p><text:s text:c="3"/>5</text:p>
          </table:table-cell>
          <table:table-cell table:number-columns-repeated="2" table:style-name="ce33" office:value-type="float" office:value="37" calcext:value-type="float">
            <text:p><text:s text:c="3"/>3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803" calcext:value-type="float">
            <text:p><text:s text:c="3"/>803</text:p>
          </table:table-cell>
          <table:table-cell table:style-name="ce49" office:value-type="float" office:value="786" calcext:value-type="float">
            <text:p><text:s text:c="3"/>786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03" calcext:value-type="float">
            <text:p><text:s text:c="3"/>803</text:p>
          </table:table-cell>
          <table:table-cell table:style-name="ce50" office:value-type="float" office:value="706" calcext:value-type="float">
            <text:p><text:s text:c="3"/>706</text:p>
          </table:table-cell>
          <table:table-cell table:number-columns-repeated="2" table:style-name="ce33" office:value-type="float" office:value="73" calcext:value-type="float">
            <text:p><text:s text:c="3"/>7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79" calcext:value-type="float">
            <text:p><text:s text:c="3"/>1,179</text:p>
          </table:table-cell>
          <table:table-cell table:style-name="ce49" office:value-type="float" office:value="1142" calcext:value-type="float">
            <text:p><text:s text:c="3"/>1,1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79" calcext:value-type="float">
            <text:p><text:s text:c="3"/>1,179</text:p>
          </table:table-cell>
          <table:table-cell table:style-name="ce50" office:value-type="float" office:value="1052" calcext:value-type="float">
            <text:p><text:s text:c="3"/>1,052</text:p>
          </table:table-cell>
          <table:table-cell table:style-name="ce33" office:value-type="float" office:value="93" calcext:value-type="float">
            <text:p><text:s text:c="3"/>93</text:p>
          </table:table-cell>
          <table:table-cell table:style-name="ce33" office:value-type="float" office:value="92" calcext:value-type="float">
            <text:p><text:s text:c="3"/>9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新郎</text:p>
          </table:table-cell>
          <table:table-cell table:style-name="ce47" office:value-type="float" office:value="3749" calcext:value-type="float">
            <text:p><text:s text:c="3"/>3,749</text:p>
          </table:table-cell>
          <table:table-cell table:style-name="ce47" office:value-type="float" office:value="3658" calcext:value-type="float">
            <text:p><text:s text:c="3"/>3,658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3749" calcext:value-type="float">
            <text:p><text:s text:c="3"/>3,749</text:p>
          </table:table-cell>
          <table:table-cell table:style-name="ce48" office:value-type="float" office:value="3236" calcext:value-type="float">
            <text:p><text:s text:c="3"/>3,236</text:p>
          </table:table-cell>
          <table:table-cell table:style-name="ce48" office:value-type="float" office:value="345" calcext:value-type="float">
            <text:p><text:s text:c="3"/>345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68" calcext:value-type="float">
            <text:p><text:s text:c="3"/>168</text:p>
          </table:table-cell>
          <table:table-cell table:style-name="ce48" office:value-type="float" office:value="157" calcext:value-type="float">
            <text:p><text:s text:c="3"/>157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99" office:value-type="float" office:value="173" calcext:value-type="float">
            <text:p><text:s text:c="3"/>173</text:p>
          </table:table-cell>
          <table:table-cell table:number-columns-repeated="2" table:style-name="ce99" office:value-type="float" office:value="19" calcext:value-type="float">
            <text:p><text:s text:c="3"/>1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897" calcext:value-type="float">
            <text:p><text:s text:c="3"/>897</text:p>
          </table:table-cell>
          <table:table-cell table:style-name="ce103" office:value-type="float" office:value="871" calcext:value-type="float">
            <text:p><text:s text:c="3"/>87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897" calcext:value-type="float">
            <text:p><text:s text:c="3"/>897</text:p>
          </table:table-cell>
          <table:table-cell table:style-name="ce99" office:value-type="float" office:value="747" calcext:value-type="float">
            <text:p><text:s text:c="3"/>747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106" calcext:value-type="float">
            <text:p><text:s text:c="3"/>10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20" calcext:value-type="float">
            <text:p><text:s text:c="3"/>220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20" calcext:value-type="float">
            <text:p><text:s text:c="3"/>220</text:p>
          </table:table-cell>
          <table:table-cell table:style-name="ce99" office:value-type="float" office:value="186" calcext:value-type="float">
            <text:p><text:s text:c="3"/>186</text:p>
          </table:table-cell>
          <table:table-cell table:number-columns-repeated="2" table:style-name="ce99" office:value-type="float" office:value="22" calcext:value-type="float">
            <text:p><text:s text:c="3"/>2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55" calcext:value-type="float">
            <text:p><text:s text:c="3"/>255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99" office:value-type="float" office:value="227" calcext:value-type="float">
            <text:p><text:s text:c="3"/>22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537" calcext:value-type="float">
            <text:p><text:s text:c="3"/>537</text:p>
          </table:table-cell>
          <table:table-cell table:style-name="ce103" office:value-type="float" office:value="526" calcext:value-type="float">
            <text:p><text:s text:c="3"/>52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537" calcext:value-type="float">
            <text:p><text:s text:c="3"/>537</text:p>
          </table:table-cell>
          <table:table-cell table:style-name="ce99" office:value-type="float" office:value="484" calcext:value-type="float">
            <text:p><text:s text:c="3"/>48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0" calcext:value-type="float">
            <text:p><text:s text:c="3"/>200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number-columns-repeated="2" table:style-name="ce99" office:value-type="float" office:value="15" calcext:value-type="float">
            <text:p><text:s text:c="3"/>1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54" calcext:value-type="float">
            <text:p><text:s text:c="3"/>254</text:p>
          </table:table-cell>
          <table:table-cell table:style-name="ce103" office:value-type="float" office:value="251" calcext:value-type="float">
            <text:p><text:s text:c="3"/>2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54" calcext:value-type="float">
            <text:p><text:s text:c="3"/>254</text:p>
          </table:table-cell>
          <table:table-cell table:style-name="ce99" office:value-type="float" office:value="206" calcext:value-type="float">
            <text:p><text:s text:c="3"/>206</text:p>
          </table:table-cell>
          <table:table-cell table:number-columns-repeated="2" table:style-name="ce99" office:value-type="float" office:value="31" calcext:value-type="float">
            <text:p><text:s text:c="3"/>3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7" calcext:value-type="float">
            <text:p><text:s text:c="3"/>17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90" calcext:value-type="float">
            <text:p><text:s text:c="3"/>190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190" calcext:value-type="float">
            <text:p><text:s text:c="3"/>190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82" calcext:value-type="float">
            <text:p><text:s text:c="3"/>282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282" calcext:value-type="float">
            <text:p><text:s text:c="3"/>282</text:p>
          </table:table-cell>
          <table:table-cell table:style-name="ce99" office:value-type="float" office:value="258" calcext:value-type="float">
            <text:p><text:s text:c="3"/>258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number-columns-repeated="2" table:style-name="ce99" office:value-type="float" office:value="17" calcext:value-type="float">
            <text:p><text:s text:c="3"/>1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03" calcext:value-type="float">
            <text:p><text:s text:c="3"/>203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3" calcext:value-type="float">
            <text:p><text:s text:c="3"/>203</text:p>
          </table:table-cell>
          <table:table-cell table:style-name="ce99" office:value-type="float" office:value="182" calcext:value-type="float">
            <text:p><text:s text:c="3"/>182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number-columns-repeated="2" table:style-name="ce33" office:value-type="float" office:value="10" calcext:value-type="float">
            <text:p><text:s text:c="3"/>10</text:p>
          </table:table-cell>
          <table:table-cell table:number-columns-repeated="3" table:style-name="ce33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65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1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2"/>
          <table:covered-table-cell table:style-name="ce157"/>
          <table:table-cell table:style-name="ce86" table:number-columns-repeated="1003"/>
        </table:table-row>
        <table:table-row table:style-name="ro11">
          <table:table-cell table:style-name="ce2" table:number-columns-repeated="11"/>
          <table:table-cell table:style-name="ce86" table:number-columns-repeated="9"/>
          <table:table-cell table:style-name="ce158" office:value-type="string" calcext:value-type="string">
            <text:p>單位︰人</text:p>
          </table:table-cell>
          <table:table-cell table:style-name="ce86" table:number-columns-repeated="1003"/>
        </table:table-row>
        <table:table-row table:style-name="ro3">
          <table:table-cell table:style-name="ce13"/>
          <table:table-cell table:style-name="ce123" table:number-columns-repeated="2"/>
          <table:table-cell table:style-name="ce102" office:value-type="string" calcext:value-type="string" table:number-columns-spanned="3" table:number-rows-spanned="1">
            <text:p>本　　　國　　　籍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大　陸　地　區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港　澳　地　區</text:p>
          </table:table-cell>
          <table:covered-table-cell table:style-name="ce112"/>
          <table:covered-table-cell table:style-name="ce8"/>
          <table:table-cell table:style-name="ce14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3"/>
          <table:table-cell table:style-name="ce87" table:number-columns-repeated="1003"/>
        </table:table-row>
        <table:table-row table:style-name="ro3">
          <table:table-cell table:style-name="ce120" office:value-type="string" calcext:value-type="string">
            <text:p>年 <text:s/>月 <text:s/>別</text:p>
          </table:table-cell>
          <table:table-cell table:style-name="ce124" office:value-type="string" calcext:value-type="string">
            <text:p>性別</text:p>
          </table:table-cell>
          <table:table-cell table:style-name="ce124" office:value-type="string" calcext:value-type="string">
            <text:p>總<text:span text:style-name="T4">　計</text:span>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3" table:number-rows-spanned="1">
            <text:p>合　　　計</text:p>
          </table:table-cell>
          <table:covered-table-cell table:style-name="ce112"/>
          <table:covered-table-cell table:style-name="ce8"/>
          <table:table-cell table:style-name="ce154" office:value-type="string" calcext:value-type="string" table:number-columns-spanned="3" table:number-rows-spanned="1">
            <text:p>東南亞地區</text:p>
          </table:table-cell>
          <table:covered-table-cell table:style-name="ce153"/>
          <table:covered-table-cell table:style-name="ce155"/>
          <table:table-cell table:style-name="ce14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3"/>
          <table:table-cell table:style-name="ce87" table:number-columns-repeated="1003"/>
        </table:table-row>
        <table:table-row table:style-name="ro5">
          <table:table-cell table:style-name="ce9"/>
          <table:table-cell table:style-name="ce95" table:number-columns-repeated="2"/>
          <table:covered-table-cell table:number-columns-repeated="9" table:style-name="ce95"/>
          <table:table-cell table:style-name="ce102" office:value-type="string" calcext:value-type="string">
            <text:p>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59" office:value-type="string" calcext:value-type="string">
            <text:p>未設籍</text:p>
          </table:table-cell>
          <table:table-cell table:style-name="ce8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9" office:value-type="float" office:value="2590" calcext:value-type="float">
            <text:p><text:s text:c="3"/>2,59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2582" calcext:value-type="float">
            <text:p><text:s text:c="3"/>2,582</text:p>
          </table:table-cell>
          <table:table-cell table:style-name="ce149" office:value-type="float" office:value="452" calcext:value-type="float">
            <text:p><text:s text:c="3"/>45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446" calcext:value-type="float">
            <text:p><text:s text:c="3"/>446</text:p>
          </table:table-cell>
          <table:table-cell table:style-name="ce149" office:value-type="float" office:value="2138" calcext:value-type="float">
            <text:p><text:s text:c="3"/>2,13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60" office:value-type="float" office:value="2136" calcext:value-type="float">
            <text:p><text:s text:c="3"/>2,13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0" office:value-type="float" office:value="6964" calcext:value-type="float">
            <text:p><text:s text:c="3"/>6,964</text:p>
          </table:table-cell>
          <table:table-cell table:style-name="ce150" office:value-type="float" office:value="154" calcext:value-type="float">
            <text:p><text:s text:c="3"/>154</text:p>
          </table:table-cell>
          <table:table-cell table:style-name="ce150" office:value-type="float" office:value="6810" calcext:value-type="float">
            <text:p><text:s text:c="3"/>6,810</text:p>
          </table:table-cell>
          <table:table-cell table:style-name="ce150" office:value-type="float" office:value="6500" calcext:value-type="float">
            <text:p><text:s text:c="3"/>6,500</text:p>
          </table:table-cell>
          <table:table-cell table:style-name="ce150" office:value-type="float" office:value="153" calcext:value-type="float">
            <text:p><text:s text:c="3"/>153</text:p>
          </table:table-cell>
          <table:table-cell table:style-name="ce150" office:value-type="float" office:value="6347" calcext:value-type="float">
            <text:p><text:s text:c="3"/>6,347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2" office:value-type="float" office:value="2478" calcext:value-type="float">
            <text:p><text:s text:c="3"/>2,47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3" office:value-type="float" office:value="442" calcext:value-type="float">
            <text:p><text:s text:c="3"/>4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8" office:value-type="float" office:value="2432" calcext:value-type="float">
            <text:p><text:s text:c="3"/>2,4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4" office:value-type="float" office:value="2569" calcext:value-type="float">
            <text:p><text:s text:c="3"/>2,56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5" office:value-type="float" office:value="588" calcext:value-type="float">
            <text:p><text:s text:c="3"/>58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9780" calcext:value-type="float">
            <text:p><text:s text:c="3"/>9,780</text:p>
          </table:table-cell>
          <table:table-cell table:style-name="ce141" office:value-type="float" office:value="9473" calcext:value-type="float">
            <text:p><text:s text:c="3"/>9,473</text:p>
          </table:table-cell>
          <table:table-cell table:style-name="ce37" office:value-type="float" office:value="9470" calcext:value-type="float">
            <text:p><text:s text:c="3"/>9,47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51" office:value-type="float" office:value="231" calcext:value-type="float">
            <text:p><text:s text:c="3"/>23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30" calcext:value-type="float">
            <text:p><text:s text:c="3"/>230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199" calcext:value-type="float">
            <text:p><text:s text:c="3"/>19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9780" calcext:value-type="float">
            <text:p><text:s text:c="3"/>9,780</text:p>
          </table:table-cell>
          <table:table-cell table:style-name="ce142" office:value-type="float" office:value="8561" calcext:value-type="float">
            <text:p><text:s text:c="3"/>8,561</text:p>
          </table:table-cell>
          <table:table-cell table:style-name="ce99" office:value-type="float" office:value="8554" calcext:value-type="float">
            <text:p><text:s text:c="3"/>8,55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2" office:value-type="float" office:value="307" calcext:value-type="float">
            <text:p><text:s text:c="3"/>307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254" calcext:value-type="float">
            <text:p><text:s text:c="3"/>254</text:p>
          </table:table-cell>
          <table:table-cell table:style-name="ce152" office:value-type="float" office:value="266" calcext:value-type="float">
            <text:p><text:s text:c="3"/>266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213" calcext:value-type="float">
            <text:p><text:s text:c="3"/>213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4697" calcext:value-type="float">
            <text:p><text:s text:c="3"/>14,697</text:p>
          </table:table-cell>
          <table:table-cell table:style-name="ce141" office:value-type="float" office:value="14327" calcext:value-type="float">
            <text:p><text:s text:c="3"/>14,327</text:p>
          </table:table-cell>
          <table:table-cell table:style-name="ce37" office:value-type="float" office:value="14323" calcext:value-type="float">
            <text:p><text:s text:c="3"/>14,3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1" office:value-type="float" office:value="286" calcext:value-type="float">
            <text:p><text:s text:c="3"/>28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85" calcext:value-type="float">
            <text:p><text:s text:c="3"/>285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2" calcext:value-type="float">
            <text:p><text:s text:c="3"/>2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4697" calcext:value-type="float">
            <text:p><text:s text:c="3"/>14,697</text:p>
          </table:table-cell>
          <table:table-cell table:style-name="ce142" office:value-type="float" office:value="13277" calcext:value-type="float">
            <text:p><text:s text:c="3"/>13,277</text:p>
          </table:table-cell>
          <table:table-cell table:style-name="ce99" office:value-type="float" office:value="13275" calcext:value-type="float">
            <text:p><text:s text:c="3"/>13,27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975" calcext:value-type="float">
            <text:p><text:s text:c="3"/>975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style-name="ce152" office:value-type="float" office:value="348" calcext:value-type="float">
            <text:p><text:s text:c="3"/>348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style-name="ce152" office:value-type="float" office:value="285" calcext:value-type="float">
            <text:p><text:s text:c="3"/>285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3" calcext:value-type="float">
            <text:p><text:s text:c="3"/>6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3387" calcext:value-type="float">
            <text:p><text:s text:c="3"/>13,387</text:p>
          </table:table-cell>
          <table:table-cell table:style-name="ce141" office:value-type="float" office:value="13064" calcext:value-type="float">
            <text:p><text:s text:c="3"/>13,064</text:p>
          </table:table-cell>
          <table:table-cell table:style-name="ce37" office:value-type="float" office:value="13063" calcext:value-type="float">
            <text:p><text:s text:c="3"/>13,06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1" office:value-type="float" office:value="249" calcext:value-type="float">
            <text:p><text:s text:c="3"/>249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51" office:value-type="float" office:value="244" calcext:value-type="float">
            <text:p><text:s text:c="3"/>244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7" calcext:value-type="float">
            <text:p><text:s text:c="3"/>20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3387" calcext:value-type="float">
            <text:p><text:s text:c="3"/>13,387</text:p>
          </table:table-cell>
          <table:table-cell table:style-name="ce142" office:value-type="float" office:value="11921" calcext:value-type="float">
            <text:p><text:s text:c="3"/>11,921</text:p>
          </table:table-cell>
          <table:table-cell table:style-name="ce99" office:value-type="float" office:value="11917" calcext:value-type="float">
            <text:p><text:s text:c="3"/>11,9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049" calcext:value-type="float">
            <text:p><text:s text:c="3"/>1,049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957" calcext:value-type="float">
            <text:p><text:s text:c="3"/>957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389" calcext:value-type="float">
            <text:p><text:s text:c="3"/>389</text:p>
          </table:table-cell>
          <table:table-cell table:style-name="ce152" office:value-type="float" office:value="62" calcext:value-type="float">
            <text:p><text:s text:c="3"/>62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345" calcext:value-type="float">
            <text:p><text:s text:c="3"/>345</text:p>
          </table:table-cell>
          <table:table-cell table:style-name="ce152" office:value-type="float" office:value="61" calcext:value-type="float">
            <text:p><text:s text:c="3"/>61</text:p>
          </table:table-cell>
          <table:table-cell table:style-name="ce152" office:value-type="float" office:value="284" calcext:value-type="float">
            <text:p><text:s text:c="3"/>284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1022" calcext:value-type="float">
            <text:p><text:s text:c="3"/>11,022</text:p>
          </table:table-cell>
          <table:table-cell table:style-name="ce141" office:value-type="float" office:value="10691" calcext:value-type="float">
            <text:p><text:s text:c="3"/>10,691</text:p>
          </table:table-cell>
          <table:table-cell table:style-name="ce37" office:value-type="float" office:value="10684" calcext:value-type="float">
            <text:p><text:s text:c="3"/>10,6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37" calcext:value-type="float">
            <text:p><text:s text:c="3"/>2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0" calcext:value-type="float">
            <text:p><text:s text:c="3"/>20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1022" calcext:value-type="float">
            <text:p><text:s text:c="3"/>11,022</text:p>
          </table:table-cell>
          <table:table-cell table:style-name="ce142" office:value-type="float" office:value="9553" calcext:value-type="float">
            <text:p><text:s text:c="3"/>9,553</text:p>
          </table:table-cell>
          <table:table-cell table:style-name="ce99" office:value-type="float" office:value="9550" calcext:value-type="float">
            <text:p><text:s text:c="3"/>9,55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2" calcext:value-type="float">
            <text:p><text:s text:c="3"/>1,022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918" calcext:value-type="float">
            <text:p><text:s text:c="3"/>918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19" calcext:value-type="float">
            <text:p><text:s text:c="3"/>319</text:p>
          </table:table-cell>
          <table:table-cell table:style-name="ce152" office:value-type="float" office:value="361" calcext:value-type="float">
            <text:p><text:s text:c="3"/>361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272" calcext:value-type="float">
            <text:p><text:s text:c="3"/>272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5179" calcext:value-type="float">
            <text:p><text:s text:c="3"/>5,179</text:p>
          </table:table-cell>
          <table:table-cell table:style-name="ce141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1" office:value-type="float" office:value="270" calcext:value-type="float">
            <text:p><text:s text:c="3"/>27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69" calcext:value-type="float">
            <text:p><text:s text:c="3"/>269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51" office:value-type="float" office:value="220" calcext:value-type="float">
            <text:p><text:s text:c="3"/>220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20" calcext:value-type="float">
            <text:p><text:s text:c="3"/>2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5179" calcext:value-type="float">
            <text:p><text:s text:c="3"/>5,179</text:p>
          </table:table-cell>
          <table:table-cell table:style-name="ce142" office:value-type="float" office:value="3802" calcext:value-type="float">
            <text:p><text:s text:c="3"/>3,802</text:p>
          </table:table-cell>
          <table:table-cell table:style-name="ce99" office:value-type="float" office:value="3801" calcext:value-type="float">
            <text:p><text:s text:c="3"/>3,80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9" calcext:value-type="float">
            <text:p><text:s text:c="3"/>96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898" calcext:value-type="float">
            <text:p><text:s text:c="3"/>89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2" office:value-type="float" office:value="390" calcext:value-type="float">
            <text:p><text:s text:c="3"/>390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52" calcext:value-type="float">
            <text:p><text:s text:c="3"/>352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20" calcext:value-type="float">
            <text:p><text:s text:c="3"/>320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2" calcext:value-type="float">
            <text:p><text:s text:c="3"/>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3075" calcext:value-type="float">
            <text:p><text:s text:c="3"/>13,075</text:p>
          </table:table-cell>
          <table:table-cell table:style-name="ce141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51" office:value-type="float" office:value="254" calcext:value-type="float">
            <text:p><text:s text:c="3"/>25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10" calcext:value-type="float">
            <text:p><text:s text:c="3"/>21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9" calcext:value-type="float">
            <text:p><text:s text:c="3"/>20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3075" calcext:value-type="float">
            <text:p><text:s text:c="3"/>13,075</text:p>
          </table:table-cell>
          <table:table-cell table:style-name="ce142" office:value-type="float" office:value="11493" calcext:value-type="float">
            <text:p><text:s text:c="3"/>11,493</text:p>
          </table:table-cell>
          <table:table-cell table:style-name="ce99" office:value-type="float" office:value="11489" calcext:value-type="float">
            <text:p><text:s text:c="3"/>11,48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988" calcext:value-type="float">
            <text:p><text:s text:c="3"/>988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52" office:value-type="float" office:value="436" calcext:value-type="float">
            <text:p><text:s text:c="3"/>436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50" calcext:value-type="float">
            <text:p><text:s text:c="3"/>350</text:p>
          </table:table-cell>
          <table:table-cell table:style-name="ce152" office:value-type="float" office:value="388" calcext:value-type="float">
            <text:p><text:s text:c="3"/>388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02" calcext:value-type="float">
            <text:p><text:s text:c="3"/>302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22064" calcext:value-type="float">
            <text:p><text:s text:c="3"/>22,064</text:p>
          </table:table-cell>
          <table:table-cell table:style-name="ce141" office:value-type="float" office:value="21688" calcext:value-type="float">
            <text:p><text:s text:c="3"/>21,688</text:p>
          </table:table-cell>
          <table:table-cell table:style-name="ce37" office:value-type="float" office:value="21680" calcext:value-type="float">
            <text:p><text:s text:c="3"/>21,68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51" office:value-type="float" office:value="286" calcext:value-type="float">
            <text:p><text:s text:c="3"/>28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84" calcext:value-type="float">
            <text:p><text:s text:c="3"/>284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241" calcext:value-type="float">
            <text:p><text:s text:c="3"/>241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1" calcext:value-type="float">
            <text:p><text:s text:c="3"/>2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22064" calcext:value-type="float">
            <text:p><text:s text:c="3"/>22,064</text:p>
          </table:table-cell>
          <table:table-cell table:style-name="ce142" office:value-type="float" office:value="20529" calcext:value-type="float">
            <text:p><text:s text:c="3"/>20,529</text:p>
          </table:table-cell>
          <table:table-cell table:style-name="ce99" office:value-type="float" office:value="20526" calcext:value-type="float">
            <text:p><text:s text:c="3"/>20,52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7" calcext:value-type="float">
            <text:p><text:s text:c="3"/>1,027</text:p>
          </table:table-cell>
          <table:table-cell table:style-name="ce99" office:value-type="float" office:value="122" calcext:value-type="float">
            <text:p><text:s text:c="3"/>122</text:p>
          </table:table-cell>
          <table:table-cell table:style-name="ce99" office:value-type="float" office:value="905" calcext:value-type="float">
            <text:p><text:s text:c="3"/>905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52" office:value-type="float" office:value="475" calcext:value-type="float">
            <text:p><text:s text:c="3"/>475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83" calcext:value-type="float">
            <text:p><text:s text:c="3"/>383</text:p>
          </table:table-cell>
          <table:table-cell table:style-name="ce152" office:value-type="float" office:value="419" calcext:value-type="float">
            <text:p><text:s text:c="3"/>419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56" calcext:value-type="float">
            <text:p><text:s text:c="3"/>5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286" calcext:value-type="float">
            <text:p><text:s text:c="3"/>18,286</text:p>
          </table:table-cell>
          <table:table-cell table:style-name="ce141" office:value-type="float" office:value="17976" calcext:value-type="float">
            <text:p><text:s text:c="3"/>17,976</text:p>
          </table:table-cell>
          <table:table-cell table:style-name="ce37" office:value-type="float" office:value="17972" calcext:value-type="float">
            <text:p><text:s text:c="3"/>17,9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46" calcext:value-type="float">
            <text:p><text:s text:c="3"/>24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1" calcext:value-type="float">
            <text:p><text:s text:c="3"/>20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286" calcext:value-type="float">
            <text:p><text:s text:c="3"/>18,286</text:p>
          </table:table-cell>
          <table:table-cell table:style-name="ce142" office:value-type="float" office:value="16782" calcext:value-type="float">
            <text:p><text:s text:c="3"/>16,782</text:p>
          </table:table-cell>
          <table:table-cell table:style-name="ce99" office:value-type="float" office:value="16778" calcext:value-type="float">
            <text:p><text:s text:c="3"/>16,77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997" calcext:value-type="float">
            <text:p><text:s text:c="3"/>997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52" office:value-type="float" office:value="468" calcext:value-type="float">
            <text:p><text:s text:c="3"/>468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78" calcext:value-type="float">
            <text:p><text:s text:c="3"/>378</text:p>
          </table:table-cell>
          <table:table-cell table:style-name="ce152" office:value-type="float" office:value="403" calcext:value-type="float">
            <text:p><text:s text:c="3"/>403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13" calcext:value-type="float">
            <text:p><text:s text:c="3"/>313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5" calcext:value-type="float">
            <text:p><text:s text:c="3"/>6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911" calcext:value-type="float">
            <text:p><text:s text:c="3"/>18,911</text:p>
          </table:table-cell>
          <table:table-cell table:style-name="ce141" office:value-type="float" office:value="18516" calcext:value-type="float">
            <text:p><text:s text:c="3"/>18,516</text:p>
          </table:table-cell>
          <table:table-cell table:style-name="ce37" office:value-type="float" office:value="18513" calcext:value-type="float">
            <text:p><text:s text:c="3"/>18,5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90" calcext:value-type="float">
            <text:p><text:s text:c="3"/>290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2" calcext:value-type="float">
            <text:p><text:s text:c="3"/>2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911" calcext:value-type="float">
            <text:p><text:s text:c="3"/>18,911</text:p>
          </table:table-cell>
          <table:table-cell table:style-name="ce142" office:value-type="float" office:value="17412" calcext:value-type="float">
            <text:p><text:s text:c="3"/>17,412</text:p>
          </table:table-cell>
          <table:table-cell table:style-name="ce99" office:value-type="float" office:value="17410" calcext:value-type="float">
            <text:p><text:s text:c="3"/>17,4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08" calcext:value-type="float">
            <text:p><text:s text:c="3"/>1,008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2" office:value-type="float" office:value="455" calcext:value-type="float">
            <text:p><text:s text:c="3"/>45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66" calcext:value-type="float">
            <text:p><text:s text:c="3"/>366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16" calcext:value-type="float">
            <text:p><text:s text:c="3"/>316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0" calcext:value-type="float">
            <text:p><text:s text:c="3"/>5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4月止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49558" calcext:value-type="float">
            <text:p><text:s text:c="3"/>49,558</text:p>
          </table:table-cell>
          <table:table-cell table:style-name="ce135" office:value-type="float" office:value="48132" calcext:value-type="float">
            <text:p><text:s text:c="3"/>48,132</text:p>
          </table:table-cell>
          <table:table-cell table:style-name="ce135" office:value-type="float" office:value="48115" calcext:value-type="float">
            <text:p><text:s text:c="3"/>48,115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5" office:value-type="float" office:value="253" calcext:value-type="float">
            <text:p><text:s text:c="3"/>253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127" calcext:value-type="float">
            <text:p><text:s text:c="3"/>12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121" calcext:value-type="float">
            <text:p><text:s text:c="3"/>121</text:p>
          </table:table-cell>
          <table:table-cell table:style-name="ce135" office:value-type="float" office:value="1046" calcext:value-type="float">
            <text:p><text:s text:c="3"/>1,046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1035" calcext:value-type="float">
            <text:p><text:s text:c="3"/>1,035</text:p>
          </table:table-cell>
          <table:table-cell table:style-name="ce135" office:value-type="float" office:value="214" calcext:value-type="float">
            <text:p><text:s text:c="3"/>214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206" calcext:value-type="float">
            <text:p><text:s text:c="3"/>206</text:p>
          </table:table-cell>
          <table:table-cell table:style-name="ce135" office:value-type="float" office:value="832" calcext:value-type="float">
            <text:p><text:s text:c="3"/>83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829" calcext:value-type="float">
            <text:p><text:s text:c="3"/>82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6" office:value-type="float" office:value="49558" calcext:value-type="float">
            <text:p><text:s text:c="3"/>49,558</text:p>
          </table:table-cell>
          <table:table-cell table:style-name="ce136" office:value-type="float" office:value="43917" calcext:value-type="float">
            <text:p><text:s text:c="3"/>43,917</text:p>
          </table:table-cell>
          <table:table-cell table:style-name="ce136" office:value-type="float" office:value="43902" calcext:value-type="float">
            <text:p><text:s text:c="3"/>43,902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3985" calcext:value-type="float">
            <text:p><text:s text:c="3"/>3,985</text:p>
          </table:table-cell>
          <table:table-cell table:style-name="ce136" office:value-type="float" office:value="380" calcext:value-type="float">
            <text:p><text:s text:c="3"/>380</text:p>
          </table:table-cell>
          <table:table-cell table:style-name="ce136" office:value-type="float" office:value="3605" calcext:value-type="float">
            <text:p><text:s text:c="3"/>3,605</text:p>
          </table:table-cell>
          <table:table-cell table:style-name="ce136" office:value-type="float" office:value="97" calcext:value-type="float">
            <text:p><text:s text:c="3"/>97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92" calcext:value-type="float">
            <text:p><text:s text:c="3"/>92</text:p>
          </table:table-cell>
          <table:table-cell table:style-name="ce136" office:value-type="float" office:value="1559" calcext:value-type="float">
            <text:p><text:s text:c="3"/>1,559</text:p>
          </table:table-cell>
          <table:table-cell table:style-name="ce136" office:value-type="float" office:value="310" calcext:value-type="float">
            <text:p><text:s text:c="3"/>310</text:p>
          </table:table-cell>
          <table:table-cell table:style-name="ce136" office:value-type="float" office:value="1249" calcext:value-type="float">
            <text:p><text:s text:c="3"/>1,249</text:p>
          </table:table-cell>
          <table:table-cell table:style-name="ce136" office:value-type="float" office:value="1367" calcext:value-type="float">
            <text:p><text:s text:c="3"/>1,367</text:p>
          </table:table-cell>
          <table:table-cell table:style-name="ce136" office:value-type="float" office:value="310" calcext:value-type="float">
            <text:p><text:s text:c="3"/>310</text:p>
          </table:table-cell>
          <table:table-cell table:style-name="ce136" office:value-type="float" office:value="1057" calcext:value-type="float">
            <text:p><text:s text:c="3"/>1,057</text:p>
          </table:table-cell>
          <table:table-cell table:style-name="ce136" office:value-type="float" office:value="192" calcext:value-type="float">
            <text:p><text:s text:c="3"/>192</text:p>
          </table:table-cell>
          <table:table-cell table:style-name="ce136" office:value-type="float" office:value="0" calcext:value-type="float">
            <text:p>—</text:p>
          </table:table-cell>
          <table:table-cell table:style-name="ce169" office:value-type="float" office:value="192" calcext:value-type="float">
            <text:p><text:s text:c="3"/>19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4442" calcext:value-type="float">
            <text:p><text:s text:c="3"/>14,442</text:p>
          </table:table-cell>
          <table:table-cell table:style-name="ce141" office:value-type="float" office:value="14076" calcext:value-type="float">
            <text:p><text:s text:c="3"/>14,076</text:p>
          </table:table-cell>
          <table:table-cell table:style-name="ce37" office:value-type="float" office:value="14072" calcext:value-type="float">
            <text:p><text:s text:c="3"/>14,0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1" office:value-type="float" office:value="245" calcext:value-type="float">
            <text:p><text:s text:c="3"/>24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56" calcext:value-type="float">
            <text:p><text:s text:c="3"/>5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189" calcext:value-type="float">
            <text:p><text:s text:c="3"/>189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4442" calcext:value-type="float">
            <text:p><text:s text:c="3"/>14,442</text:p>
          </table:table-cell>
          <table:table-cell table:style-name="ce142" office:value-type="float" office:value="12775" calcext:value-type="float">
            <text:p><text:s text:c="3"/>12,775</text:p>
          </table:table-cell>
          <table:table-cell table:style-name="ce99" office:value-type="float" office:value="12771" calcext:value-type="float">
            <text:p><text:s text:c="3"/>12,77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75" calcext:value-type="float">
            <text:p><text:s text:c="3"/>1,27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94" calcext:value-type="float">
            <text:p><text:s text:c="3"/>294</text:p>
          </table:table-cell>
          <table:table-cell table:style-name="ce152" office:value-type="float" office:value="330" calcext:value-type="float">
            <text:p><text:s text:c="3"/>330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56" calcext:value-type="float">
            <text:p><text:s text:c="3"/>256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8" calcext:value-type="float">
            <text:p><text:s text:c="3"/>3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9855" calcext:value-type="float">
            <text:p><text:s text:c="3"/>9,855</text:p>
          </table:table-cell>
          <table:table-cell table:style-name="ce141" office:value-type="float" office:value="9524" calcext:value-type="float">
            <text:p><text:s text:c="3"/>9,524</text:p>
          </table:table-cell>
          <table:table-cell table:style-name="ce37" office:value-type="float" office:value="9521" calcext:value-type="float">
            <text:p><text:s text:c="3"/>9,5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57" calcext:value-type="float">
            <text:p><text:s text:c="3"/>25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55" calcext:value-type="float">
            <text:p><text:s text:c="3"/>255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2" calcext:value-type="float">
            <text:p><text:s text:c="3"/>20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9855" calcext:value-type="float">
            <text:p><text:s text:c="3"/>9,855</text:p>
          </table:table-cell>
          <table:table-cell table:style-name="ce142" office:value-type="float" office:value="8681" calcext:value-type="float">
            <text:p><text:s text:c="3"/>8,681</text:p>
          </table:table-cell>
          <table:table-cell table:style-name="ce99" office:value-type="float" office:value="8679" calcext:value-type="float">
            <text:p><text:s text:c="3"/>8,67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822" calcext:value-type="float">
            <text:p><text:s text:c="3"/>822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734" calcext:value-type="float">
            <text:p><text:s text:c="3"/>734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59" calcext:value-type="float">
            <text:p><text:s text:c="3"/>259</text:p>
          </table:table-cell>
          <table:table-cell table:style-name="ce152" office:value-type="float" office:value="286" calcext:value-type="float">
            <text:p><text:s text:c="3"/>286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18" calcext:value-type="float">
            <text:p><text:s text:c="3"/>218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5151" calcext:value-type="float">
            <text:p><text:s text:c="3"/>15,151</text:p>
          </table:table-cell>
          <table:table-cell table:style-name="ce141" office:value-type="float" office:value="14765" calcext:value-type="float">
            <text:p><text:s text:c="3"/>14,765</text:p>
          </table:table-cell>
          <table:table-cell table:style-name="ce37" office:value-type="float" office:value="14761" calcext:value-type="float">
            <text:p><text:s text:c="3"/>14,76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 office:value-type="float" office:value="295" calcext:value-type="float">
            <text:p><text:s text:c="3"/>29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60" calcext:value-type="float">
            <text:p><text:s text:c="3"/>6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8" calcext:value-type="float">
            <text:p><text:s text:c="3"/>58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34" calcext:value-type="float">
            <text:p><text:s text:c="3"/>234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5151" calcext:value-type="float">
            <text:p><text:s text:c="3"/>15,151</text:p>
          </table:table-cell>
          <table:table-cell table:style-name="ce142" office:value-type="float" office:value="13668" calcext:value-type="float">
            <text:p><text:s text:c="3"/>13,668</text:p>
          </table:table-cell>
          <table:table-cell table:style-name="ce99" office:value-type="float" office:value="13662" calcext:value-type="float">
            <text:p><text:s text:c="3"/>13,66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968" calcext:value-type="float">
            <text:p><text:s text:c="3"/>968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870" calcext:value-type="float">
            <text:p><text:s text:c="3"/>87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91" calcext:value-type="float">
            <text:p><text:s text:c="3"/>491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98" calcext:value-type="float">
            <text:p><text:s text:c="3"/>398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66" calcext:value-type="float">
            <text:p><text:s text:c="3"/>6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6" calcext:value-type="float">
            <text:p><text:s text:c="3"/>6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0110" calcext:value-type="float">
            <text:p><text:s text:c="3"/>10,110</text:p>
          </table:table-cell>
          <table:table-cell table:style-name="ce141" office:value-type="float" office:value="9767" calcext:value-type="float">
            <text:p><text:s text:c="3"/>9,767</text:p>
          </table:table-cell>
          <table:table-cell table:style-name="ce37" office:value-type="float" office:value="9761" calcext:value-type="float">
            <text:p><text:s text:c="3"/>9,7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49" calcext:value-type="float">
            <text:p><text:s text:c="3"/>249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46" calcext:value-type="float">
            <text:p><text:s text:c="3"/>246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206" calcext:value-type="float">
            <text:p><text:s text:c="3"/>206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6" calcext:value-type="float">
            <text:p><text:s text:c="3"/>20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0110" calcext:value-type="float">
            <text:p><text:s text:c="3"/>10,110</text:p>
          </table:table-cell>
          <table:table-cell table:style-name="ce142" office:value-type="float" office:value="8793" calcext:value-type="float">
            <text:p><text:s text:c="3"/>8,793</text:p>
          </table:table-cell>
          <table:table-cell table:style-name="ce99" office:value-type="float" office:value="8790" calcext:value-type="float">
            <text:p><text:s text:c="3"/>8,79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920" calcext:value-type="float">
            <text:p><text:s text:c="3"/>920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821" calcext:value-type="float">
            <text:p><text:s text:c="3"/>821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373" calcext:value-type="float">
            <text:p><text:s text:c="3"/>373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298" calcext:value-type="float">
            <text:p><text:s text:c="3"/>298</text:p>
          </table:table-cell>
          <table:table-cell table:style-name="ce152" office:value-type="float" office:value="326" calcext:value-type="float">
            <text:p><text:s text:c="3"/>326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251" calcext:value-type="float">
            <text:p><text:s text:c="3"/>251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7">
          <table:table-cell table:style-name="ce12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37"/>
          <table:table-cell table:style-name="ce138" table:number-columns-repeated="3"/>
          <table:table-cell table:style-name="ce143" table:number-columns-repeated="4"/>
          <table:table-cell table:style-name="ce145" table:number-columns-spanned="2" table:number-rows-spanned="1"/>
          <table:covered-table-cell table:style-name="ce145"/>
          <table:table-cell table:style-name="ce138" table:number-columns-repeated="4"/>
          <table:table-cell table:number-columns-repeated="2"/>
          <table:table-cell table:style-name="ce16"/>
          <table:table-cell table:style-name="ce156"/>
          <table:table-cell table:style-name="ce65" office:value-type="string" calcext:value-type="string">
            <text:p>內政部戶政司 民國101年5月4日編製</text:p>
          </table:table-cell>
          <table:table-cell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/>
          <table:table-cell table:style-name="ce16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0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38" table:number-columns-repeated="20"/>
          <table:table-cell table:style-name="ce88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8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1%E5%B9%B4/10103/01.%E6%88%B6%E6%95%B8%E4%BA%BA%E5%8F%A3%E6%95%B8-101.04.xls'#$''.$G$5]"/>
        <table:named-expression table:name="出生" table:base-cell-address="$年月別.$A$1" table:expression="['file:///D:/0662/A.%E4%B8%8A%E7%B6%B2%E6%9C%88%E5%A0%B1(%E5%90%AB1%E7%A7%91)/%E4%B8%8A%E7%B6%B2%E6%9C%88%E5%A0%B1101%E5%B9%B4/10103/01.%E6%88%B6%E6%95%B8%E4%BA%BA%E5%8F%A3%E6%95%B8-101.04.xls'#$''.$V$14:.$V$34]"/>
        <table:named-expression table:name="月底人口數" table:base-cell-address="$年月別.$A$1" table:expression="['file:///D:/0662/A.%E4%B8%8A%E7%B6%B2%E6%9C%88%E5%A0%B1(%E5%90%AB1%E7%A7%91)/%E4%B8%8A%E7%B6%B2%E6%9C%88%E5%A0%B1101%E5%B9%B4/10103/01.%E6%88%B6%E6%95%B8%E4%BA%BA%E5%8F%A3%E6%95%B8-101.04.xls'#$''.$AT$14:.$AU$34]"/>
        <table:named-expression table:name="死亡" table:base-cell-address="$年月別.$A$1" table:expression="['file:///D:/0662/A.%E4%B8%8A%E7%B6%B2%E6%9C%88%E5%A0%B1(%E5%90%AB1%E7%A7%91)/%E4%B8%8A%E7%B6%B2%E6%9C%88%E5%A0%B1101%E5%B9%B4/10103/01.%E6%88%B6%E6%95%B8%E4%BA%BA%E5%8F%A3%E6%95%B8-101.04.xls'#$''.$Y$14:.$Y$34]"/>
        <table:named-expression table:name="結婚" table:base-cell-address="$年月別.$A$1" table:expression="['file:///D:/0662/A.%E4%B8%8A%E7%B6%B2%E6%9C%88%E5%A0%B1(%E5%90%AB1%E7%A7%91)/%E4%B8%8A%E7%B6%B2%E6%9C%88%E5%A0%B1101%E5%B9%B4/10103/01.%E6%88%B6%E6%95%B8%E4%BA%BA%E5%8F%A3%E6%95%B8-101.04.xls'#$''.$L$14:.$L$34]"/>
        <table:named-expression table:name="鄰數戶數" table:base-cell-address="$年月別.$A$1" table:expression="['file:///D:/0662/A.%E4%B8%8A%E7%B6%B2%E6%9C%88%E5%A0%B1(%E5%90%AB1%E7%A7%91)/%E4%B8%8A%E7%B6%B2%E6%9C%88%E5%A0%B1101%E5%B9%B4/10103/01.%E6%88%B6%E6%95%B8%E4%BA%BA%E5%8F%A3%E6%95%B8-101.04.xls'#$''.$AQ$14:.$AR$34]"/>
        <table:named-expression table:name="離婚" table:base-cell-address="$年月別.$A$1" table:expression="['file:///D:/0662/A.%E4%B8%8A%E7%B6%B2%E6%9C%88%E5%A0%B1(%E5%90%AB1%E7%A7%91)/%E4%B8%8A%E7%B6%B2%E6%9C%88%E5%A0%B1101%E5%B9%B4/10103/01.%E6%88%B6%E6%95%B8%E4%BA%BA%E5%8F%A3%E6%95%B8-101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17:13</meta:creation-date>
    <dc:creator>user</dc:creator>
    <dc:date>2012-05-07T18:18:12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